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c0b77" officeooo:paragraph-rsid="00056f13"/>
    </style:style>
    <style:style style:name="P2" style:family="paragraph" style:parent-style-name="Standard">
      <style:paragraph-properties fo:text-align="start" style:justify-single-word="false"/>
      <style:text-properties officeooo:rsid="001c0b77" officeooo:paragraph-rsid="00073944"/>
    </style:style>
    <style:style style:name="T1" style:family="text">
      <style:text-properties officeooo:rsid="00056f13"/>
    </style:style>
    <style:style style:name="T2" style:family="text">
      <style:text-properties officeooo:rsid="000592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 Abdullahi</text:p>
      <text:p text:style-name="P1"/>
      <text:p text:style-name="P1">CS202 – Program <text:span text:style-name="T2">1</text:span> <text:span text:style-name="T1">GDB Write Up/ Efficiency Write Up </text:span></text:p>
      <text:p text:style-name="P1"/>
      <text:p text:style-name="P2"><text:s text:c="2"/><text:span text:style-name="T1">When I first started the phase of implementing this program, I know I was going to be using GDB extensively due to the various data structures, the graph adjacency list and the doubly linked list being used to store information in this program. First I started with the DLL to make sure that I can load information from a text file and not have any seg faults or any other memory access violations associated with the linked list structure. First I tried to load information to each node manually without the use of importing from a file. That have me a few segfaults particularly removing a specific node. </text:span></text:p>
      <text:p text:style-name="P2"><text:span text:style-name="T1">I found that after a while, I was missing a return statement when I was only removing one node, which gave a completely different error “head → data is 0x00 at line 244”, which is not indicative of missing a return statement, for me anyway. The graph also gave me similar errors when I tried to traverse the list in the array. I was not following my pointer diagrams closely enough, which was pointed out by one of the tutors. I had a few difficulties with loading from a text file into the graph, if given a little more time I could have fully implemented this stage of the program. The difficult part for me was having the graph be able to read from the text file and relate each stop with the next stop as the graph functionality needs to have. I am still new to OOP and I think this program needs more work to fully get the benefit of being OOP. I tried my best with this assignment and with a little more time, I could have researched more about the data structures especially the graph portion of the assignment which gave me some trouble. If I had more time to work on this design, I would look into other data structures which would simplify my overall design and code bulk. I am sure there are other data structures out there which would be better suited for this issue, but I don't have the time to research and correspond those structures to my problem at hand. I think my approach to object oriented programming was good here, in that I broke down the problem into smaller steps, and assigned those tasks to various classes, rather than a few classes handling all of the workload, I think I have a good start to object oriented programming through this approach. I think that the hierarchies I designed in this application was accurate in that it approached the problems from an object oriented programming standpoint. The hierarchical structure of the program so far is to have a base class, such as a scheduler for all the , and then have that be the base class, then further down the hierarchical structure, refer to this class through a pointer <text:s/>reference, and inheritance. As far as efficiency goes with using these data structures, I tried to implement the destructor's for classes that managed dynamic memory by tracing through the data structures with pointer diagrams. For example the DLL of stops. I had to trace the pointers carefully as I was receiving a seg fault, because I was deleting a node that did not exist. The similar situation happened when I tried to delete a node from the CLL of stops which contained a list of loop stops. I got some help from the tutor who pointed out my mistake of not having the rear reference to the list pointer for the class pointing to my list. I hope I can learn from this program and improve my knowledge of OOP as I am still new to the concept and I tried my best to simulate this program in an oop design manner. Thanks for reading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8:05:59.715348487</meta:creation-date>
    <dc:date>2017-02-06T17:42:06.289598784</dc:date>
    <meta:editing-duration>PT21M48S</meta:editing-duration>
    <meta:editing-cycles>4</meta:editing-cycles>
    <meta:generator>LibreOffice/5.1.4.2$Linux_X86_64 LibreOffice_project/10m0$Build-2</meta:generator>
    <meta:document-statistic meta:table-count="0" meta:image-count="0" meta:object-count="0" meta:page-count="1" meta:paragraph-count="4" meta:word-count="653" meta:character-count="3577" meta:non-whitespace-character-count="2922"/>
  </office:meta>
</office:document-meta>
</file>